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 times roman" svg:font-family="'New times roman'"/>
    <style:font-face style:name="Tahoma" svg:font-family="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e778" officeooo:paragraph-rsid="0013e778"/>
    </style:style>
    <style:style style:name="P2" style:family="paragraph" style:parent-style-name="Standard">
      <style:paragraph-properties fo:text-align="center" style:justify-single-word="false"/>
      <style:text-properties officeooo:rsid="0013e778" officeooo:paragraph-rsid="0013e778"/>
    </style:style>
    <style:style style:name="P3" style:family="paragraph" style:parent-style-name="Standard">
      <style:paragraph-properties fo:text-align="end" style:justify-single-word="false"/>
      <style:text-properties officeooo:rsid="0013e778" officeooo:paragraph-rsid="0013e778"/>
    </style:style>
    <style:style style:name="P4" style:family="paragraph" style:parent-style-name="Standard">
      <style:paragraph-properties fo:text-align="center" style:justify-single-word="false"/>
      <style:text-properties officeooo:paragraph-rsid="0013e778"/>
    </style:style>
    <style:style style:name="T1" style:family="text">
      <style:text-properties fo:font-variant="normal" fo:text-transform="none" fo:color="#000000" style:font-name="Tahoma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000000" style:font-name="Tahoma" fo:letter-spacing="normal" fo:font-style="normal" style:text-underline-style="solid" style:text-underline-width="auto" style:text-underline-color="font-color" fo:font-weight="bold" officeooo:rsid="0013e778"/>
    </style:style>
    <style:style style:name="T3" style:family="text">
      <style:text-properties officeooo:rsid="0013e778"/>
    </style:style>
    <style:style style:name="T4" style:family="text">
      <style:text-properties style:font-name="New times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tà degli Studi dell’Insubria </text:p>
      <text:p text:style-name="P4"><text:span text:style-name="T3">Facoltà di Scienza MM.FF.NN</text:span></text:p>
      <text:p text:style-name="P2">Corso di laurea in <text:span text:style-name="T4">Informatica</text:span></text:p>
      <text:p text:style-name="P2"/>
      <text:p text:style-name="P2"/>
      <text:p text:style-name="P2"/>
      <text:p text:style-name="P2">Titolo 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>Tesi di Laurea di <text:s/>Eleonora Altana</text:p>
      <text:p text:style-name="P3">Num. di matricola 609195</text:p>
      <text:p text:style-name="P3">Relatore: Mauro Ferrar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 times roman" svg:font-family="'New times roman'"/>
    <style:font-face style:name="Tahoma" svg:font-family="Tahom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1:27:08.157832225</meta:creation-date>
    <meta:generator>LibreOffice/4.2.7.2$Linux_X86_64 LibreOffice_project/420m0$Build-2</meta:generator>
    <dc:date>2014-11-07T11:34:25.220219401</dc:date>
    <meta:editing-duration>PT3M42S</meta:editing-duration>
    <meta:editing-cycles>2</meta:editing-cycles>
    <meta:document-statistic meta:table-count="0" meta:image-count="0" meta:object-count="0" meta:page-count="1" meta:paragraph-count="7" meta:word-count="27" meta:character-count="186" meta:non-whitespace-character-count="159"/>
  </office:meta>
</office:document-meta>
</file>